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amedata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"ID"</text:p>
          </table:table-cell>
          <table:table-cell table:style-name="ce1" office:value-type="string" calcext:value-type="string">
            <text:p>"NAME"</text:p>
          </table:table-cell>
          <table:table-cell table:style-name="ce3" office:value-type="string" calcext:value-type="string">
            <text:p>"AGE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Josh"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Jeffrey"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Alfred"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obert"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Martin"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"Robin"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.00.0000</text:date>, <text:time style:data-style-name="N2" text:time-value="10:38:44.041000000"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7T21:25:41.112000000</meta:creation-date>
    <meta:generator>LibreOffice/7.5.5.2$Windows_X86_64 LibreOffice_project/ca8fe7424262805f223b9a2334bc7181abbcbf5e</meta:generator>
    <dc:date>2023-10-08T11:02:53.228000000</dc:date>
    <meta:editing-duration>PT2H36M42S</meta:editing-duration>
    <meta:editing-cycles>16</meta:editing-cycles>
    <meta:document-statistic meta:table-count="1" meta:cell-count="21" meta:object-count="0"/>
  </office:meta>
</office:document-meta>
</file>